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-23755" calcext:value-type="float">
            <text:p>-23755</text:p>
          </table:table-cell>
          <table:table-cell/>
          <table:table-cell table:formula="of:=[.E103]-[.E102]" office:value-type="float" office:value="-14928" calcext:value-type="float">
            <text:p>-14928</text:p>
          </table:table-cell>
          <table:table-cell/>
          <table:table-cell table:formula="of:=[.H102]+[.G103]" office:value-type="float" office:value="28942" calcext:value-type="float">
            <text:p>28942</text:p>
          </table:table-cell>
          <table:table-cell/>
          <table:table-cell table:formula="of:=[.I103]-[.I102]" office:value-type="float" office:value="-20" calcext:value-type="float">
            <text:p>-2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8942" calcext:value-type="float">
            <text:p>2894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8942" calcext:value-type="float">
            <text:p>2894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8942" calcext:value-type="float">
            <text:p>2894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8942" calcext:value-type="float">
            <text:p>2894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8942" calcext:value-type="float">
            <text:p>2894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8942" calcext:value-type="float">
            <text:p>2894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7T03:15:43.388364741</dc:date>
    <meta:editing-cycles>122</meta:editing-cycles>
    <meta:editing-duration>P24DT17H41M25S</meta:editing-duration>
    <meta:generator>LibreOffice/6.0.3.2$Linux_X86_64 LibreOffice_project/00m0$Build-2</meta:generator>
    <meta:document-statistic meta:table-count="1" meta:cell-count="1034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3755">
                <text:p>-237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4928">
                <text:p>-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942">
                <text:p>289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